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ionFactoryAllocationRateTest.recurseAndThen( int count , Runnable runn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tionFactoryAllocationRateTest.expectedImprov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tionFactoryAllocationRateTest.repeat( Runnable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FactoryAllocationRateTest.countMemoryAllocations( Runnable some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tionFactoryAllocationRateTest.shouldAllocateMuchLessMemoryThan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